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Hoja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Ingresos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orrientes</text:p>
          </table:table-cell>
          <table:table-cell/>
        </table:table-row>
        <table:table-row table:style-name="ro1">
          <table:table-cell office:value-type="string" calcext:value-type="string">
            <text:p>GMG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7733.95" calcext:value-type="float">
            <text:p>337733,95</text:p>
          </table:table-cell>
          <table:table-cell table:formula="of:=[.B2]-[.C2]-[.D2]" office:value-type="float" office:value="462266.05" calcext:value-type="float">
            <text:p>462266,05</text:p>
          </table:table-cell>
        </table:table-row>
        <table:table-row table:style-name="ro1">
          <table:table-cell office:value-type="float" office:value="9875" calcext:value-type="float">
            <text:p>9875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518000" calcext:value-type="float">
            <text:p>518000</text:p>
          </table:table-cell>
          <table:table-cell office:value-type="float" office:value="240000" calcext:value-type="float">
            <text:p>240000</text:p>
          </table:table-cell>
          <table:table-cell table:formula="of:=[.B3]-[.C3]-[.D3]" office:value-type="float" office:value="322000" calcext:value-type="float">
            <text:p>322000</text:p>
          </table:table-cell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268924.76" calcext:value-type="float">
            <text:p>268924,76</text:p>
          </table:table-cell>
          <table:table-cell table:formula="of:=[.B4]-[.C4]-[.D4]" office:value-type="float" office:value="391075.24" calcext:value-type="float">
            <text:p>391075,24</text:p>
          </table:table-cell>
        </table:table-row>
        <table:table-row table:style-name="ro1">
          <table:table-cell office:value-type="float" office:value="9851" calcext:value-type="float">
            <text:p>9851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759085" calcext:value-type="float">
            <text:p>759085</text:p>
          </table:table-cell>
          <table:table-cell office:value-type="float" office:value="123129.95" calcext:value-type="float">
            <text:p>123129,95</text:p>
          </table:table-cell>
          <table:table-cell table:formula="of:=[.B5]-[.C5]-[.D5]" office:value-type="float" office:value="197785.05" calcext:value-type="float">
            <text:p>197785,05</text:p>
          </table:table-cell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306606.14" calcext:value-type="float">
            <text:p>306606,14</text:p>
          </table:table-cell>
          <table:table-cell office:value-type="float" office:value="0" calcext:value-type="float">
            <text:p>0</text:p>
          </table:table-cell>
          <table:table-cell table:formula="of:=[.B6]-[.C6]-[.D6]" office:value-type="float" office:value="773393.86" calcext:value-type="float">
            <text:p>773393,86</text:p>
          </table:table-cell>
        </table:table-row>
        <table:table-row table:style-name="ro1">
          <table:table-cell/>
          <table:table-cell table:formula="of:=SUM([.B2:.B6])" office:value-type="float" office:value="6300000" calcext:value-type="float">
            <text:p>6300000</text:p>
          </table:table-cell>
          <table:table-cell table:formula="of:=SUM([.C2:.C6])" office:value-type="float" office:value="3183691.14" calcext:value-type="float">
            <text:p>3183691,14</text:p>
          </table:table-cell>
          <table:table-cell table:formula="of:=SUM([.D2:.D6])" office:value-type="float" office:value="969788.66" calcext:value-type="float">
            <text:p>969788,66</text:p>
          </table:table-cell>
          <table:table-cell table:formula="of:=[.B7]-[.C7]-[.D7]" office:value-type="float" office:value="2146520.2" calcext:value-type="float">
            <text:p>2146520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4T18:24:37.923226283</meta:creation-date>
    <dc:date>2026-04-04T20:52:26.626950625</dc:date>
    <meta:editing-duration>PT2H6M43S</meta:editing-duration>
    <meta:editing-cycles>1</meta:editing-cycles>
    <meta:document-statistic meta:table-count="1" meta:cell-count="32" meta:object-count="0"/>
    <meta:generator>LibreOffice/26.2.2.2$Linux_X86_64 LibreOffice_project/620$Build-2</meta:generator>
  </office:meta>
</office:document-meta>
</file>